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000000"/>
    </style:style>
    <style:style style:name="gr2" style:family="graphic" style:parent-style-name="standard">
      <style:graphic-properties svg:stroke-width="0cm" svg:stroke-color="#000000" draw:fill="none" draw:fill-color="#fffff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4.355cm" svg:y="1.444cm"/>
          <draw:glue-point draw:id="6" svg:x="-5cm" svg:y="1.444cm"/>
          <draw:glue-point draw:id="7" svg:x="-5cm" svg:y="-1.778cm"/>
          <draw:glue-point draw:id="8" svg:x="4.355cm" svg:y="-5cm"/>
          <draw:glue-point draw:id="9" svg:x="4.355cm" svg:y="-1.778cm"/>
          <draw:glue-point draw:id="10" svg:x="-0.323cm" svg:y="1.444cm"/>
          <draw:glue-point draw:id="11" svg:x="-0.323cm" svg:y="-5cm"/>
          <draw:glue-point draw:id="12" svg:x="-5cm" svg:y="-5cm"/>
          <draw:glue-point draw:id="13" svg:x="4.355cm" svg:y="1.444cm"/>
          <draw:glue-point draw:id="14" svg:x="-5cm" svg:y="1.444cm"/>
          <draw:glue-point draw:id="15" svg:x="-5cm" svg:y="-1.778cm"/>
          <draw:glue-point draw:id="16" svg:x="4.355cm" svg:y="-5cm"/>
          <draw:glue-point draw:id="17" svg:x="4.355cm" svg:y="-1.778cm"/>
          <draw:glue-point draw:id="18" svg:x="-0.323cm" svg:y="1.444cm"/>
          <draw:glue-point draw:id="19" svg:x="-0.323cm" svg:y="-5cm"/>
          <draw:glue-point draw:id="20" svg:x="0cm" svg:y="1.667cm"/>
          <draw:glue-point draw:id="21" svg:x="5cm" svg:y="5cm"/>
          <draw:glue-point draw:id="22" svg:x="-5cm" svg:y="5cm"/>
          <draw:glue-point draw:id="23" svg:x="2.5cm" svg:y="3.333cm"/>
          <draw:glue-point draw:id="24" svg:x="0cm" svg:y="5cm"/>
          <draw:glue-point draw:id="25" svg:x="0cm" svg:y="1.667cm"/>
          <draw:glue-point draw:id="26" svg:x="5cm" svg:y="5cm"/>
          <draw:glue-point draw:id="27" svg:x="-5cm" svg:y="5cm"/>
          <draw:glue-point draw:id="28" svg:x="2.5cm" svg:y="3.333cm"/>
          <draw:glue-point draw:id="29" svg:x="0cm" svg:y="5cm"/>
          <draw:rect draw:style-name="gr1" draw:layer="layout" svg:width="1.247cm" svg:height="1.289cm" svg:x="0cm" svg:y="0cm">
            <text:p/>
          </draw:rect>
          <draw:rect draw:style-name="gr2" draw:layer="layout" svg:width="1.247cm" svg:height="1.289cm" svg:x="0cm" svg:y="0cm">
            <text:p/>
          </draw:rect>
          <draw:rect draw:style-name="gr2" draw:layer="layout" svg:width="1.247cm" svg:height="1.289cm" svg:x="0cm" svg:y="0cm">
            <text:p/>
          </draw:rect>
          <draw:polygon draw:style-name="gr1" draw:layer="layout" svg:width="1.333cm" svg:height="0.667cm" svg:x="0cm" svg:y="1.333cm" svg:viewBox="0 0 1334 668" draw:points="667,0 1334,668 0,668">
            <text:p/>
          </draw:polygon>
          <draw:polygon draw:style-name="gr2" draw:layer="layout" svg:width="1.333cm" svg:height="0.667cm" svg:x="0cm" svg:y="1.333cm" svg:viewBox="0 0 1334 668" draw:points="667,0 1334,668 0,668">
            <text:p/>
          </draw:polygon>
          <draw:polygon draw:style-name="gr2" draw:layer="layout" svg:width="1.333cm" svg:height="0.667cm" svg:x="0cm" svg:y="1.333cm" svg:viewBox="0 0 1334 668" draw:points="667,0 1334,668 0,668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ST - Converter</dc:title>
    <meta:creation-date>2011-02-07T16:53:12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